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cm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>Spett.le Hextech S.p.A.</text:p>
      <text:p text:style-name="P1">Ufficio Marketing</text:p>
      <text:p text:style-name="P1">Via dei Pixel, 88</text:p>
      <text:p text:style-name="P1">20100 Milano (MI)</text:p>
      <text:p text:style-name="P1"/>
      <text:p text:style-name="P1"/>
      <text:p text:style-name="P1"/>
      <text:p text:style-name="P1">Ivrea, 20 febbraio 2025</text:p>
      <text:p text:style-name="P1"/>
      <text:p text:style-name="P1"/>
      <text:p text:style-name="P1"/>
      <text:p text:style-name="P1">Oggetto: proposta di collaborazione per iniziativa eSports scolastica</text:p>
      <text:p text:style-name="P1"/>
      <text:p text:style-name="P1"/>
      <text:p text:style-name="P1">Egregi Signori,</text:p>
      <text:p text:style-name="P1"/>
      <text:p text:style-name="P1">l’Istituto di Istruzione Superiore “Giovanni Cena” di Ivrea intende avviare il primo progetto eSports scolastico, con l’obiettivo di coniugare competizione, strategia e formazione.</text:p>
      <text:p text:style-name="P1"/>
      <text:p text:style-name="P1">A tal fine, organizziamo un torneo interno di eSports, iniziativa che, oltre a valorizzare le competenze digitali degli studenti, rappresenta un’opportunità per avvicinare il mondo dell’istruzione al settore gaming.</text:p>
      <text:p text:style-name="P1"/>
      <text:p text:style-name="P1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1"/>
      <text:p text:style-name="P1">Restiamo a disposizione per concordare un incontro e confidiamo in un vostro riscontro.</text:p>
      <text:p text:style-name="P1"/>
      <text:p text:style-name="P1">Distinti saluti.</text:p>
      <text:p text:style-name="P1"/>
      <text:p text:style-name="P1"/>
      <text:p text:style-name="P1"/>
      <text:p text:style-name="P1">Enrico Bruno</text:p>
      <text:p text:style-name="P1">Dirigente Scolastico</text:p>
      <text:p text:style-name="P1">I.I.S. Giovanni Cena – Ivrea</text:p>
      <text:p text:style-name="P1"/>
      <text:p text:style-name="P1"/>
      <text:p text:style-name="P1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38:57.59</dc:date>
    <meta:editing-duration>PT13M19S</meta:editing-duration>
    <meta:editing-cycles>1</meta:editing-cycles>
    <meta:generator>OpenOffice/4.1.6$Win32 OpenOffice.org_project/416m1$Build-9790</meta:generator>
    <meta:document-statistic meta:table-count="0" meta:image-count="0" meta:object-count="0" meta:page-count="1" meta:paragraph-count="20" meta:word-count="167" meta:character-count="1178"/>
  </office:meta>
</office:document-meta>
</file>